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3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ouped Carriages</text:p>
      <text:p text:style-name="P4">time limit per test</text:p>
      <text:p text:style-name="P5">3 seconds</text:p>
      <text:p text:style-name="P4">memory limit per test</text:p>
      <text:p text:style-name="P5">512 megabytes</text:p>
      <text:p text:style-name="P4">input</text:p>
      <text:p text:style-name="P5">standard input</text:p>
      <text:p text:style-name="P4">output</text:p>
      <text:p text:style-name="P6">standard output</text:p>
      <text:p text:style-name="P9">Pak Chanek observes that the carriages of a train is always full on morning departure hours and afternoon departure hours. Therefore, the balance between carriages is needed so that it is not too crowded in only a few carriages.</text:p>
      <text:p text:style-name="P7">A train contains <text:bookmark text:name="MathJax-Element-1-Frame"/><text:bookmark text:name="MathJax-Span-1"/><text:bookmark text:name="MathJax-Span-2"/><text:bookmark text:name="MathJax-Span-3"/><text:span text:style-name="T1">N</text:span><text:span text:style-name="T3">�</text:span> carriages that are numbered from <text:bookmark text:name="MathJax-Element-2-Frame"/><text:bookmark text:name="MathJax-Span-4"/><text:bookmark text:name="MathJax-Span-5"/><text:bookmark text:name="MathJax-Span-6"/><text:span text:style-name="T4">1</text:span><text:span text:style-name="T3">1</text:span> to <text:bookmark text:name="MathJax-Element-3-Frame"/><text:bookmark text:name="MathJax-Span-7"/><text:bookmark text:name="MathJax-Span-8"/><text:bookmark text:name="MathJax-Span-9"/><text:span text:style-name="T1">N</text:span><text:span text:style-name="T3">�</text:span> from left to right. Carriage <text:bookmark text:name="MathJax-Element-4-Frame"/><text:bookmark text:name="MathJax-Span-10"/><text:bookmark text:name="MathJax-Span-11"/><text:bookmark text:name="MathJax-Span-12"/><text:span text:style-name="T1">i</text:span><text:span text:style-name="T3">�</text:span> initially contains <text:bookmark text:name="MathJax-Element-5-Frame"/><text:bookmark text:name="MathJax-Span-13"/><text:bookmark text:name="MathJax-Span-14"/><text:bookmark text:name="MathJax-Span-15"/><text:bookmark text:name="MathJax-Span-16"/><text:span text:style-name="T1">A</text:span><text:bookmark text:name="MathJax-Span-17"/><text:span text:style-name="T2">i</text:span><text:span text:style-name="T3">��</text:span> passengers. All carriages are connected by carriage doors, namely for each <text:bookmark text:name="MathJax-Element-6-Frame"/><text:bookmark text:name="MathJax-Span-18"/><text:bookmark text:name="MathJax-Span-19"/><text:bookmark text:name="MathJax-Span-20"/><text:span text:style-name="T1">i</text:span><text:span text:style-name="T3">�</text:span> (<text:bookmark text:name="MathJax-Element-7-Frame"/><text:bookmark text:name="MathJax-Span-21"/><text:bookmark text:name="MathJax-Span-22"/><text:bookmark text:name="MathJax-Span-23"/><text:span text:style-name="T4">1</text:span><text:bookmark text:name="MathJax-Span-24"/><text:span text:style-name="T6">≤</text:span><text:bookmark text:name="MathJax-Span-25"/><text:span text:style-name="T1">i</text:span><text:bookmark text:name="MathJax-Span-26"/><text:span text:style-name="T6">≤</text:span><text:bookmark text:name="MathJax-Span-27"/><text:span text:style-name="T1">N</text:span><text:bookmark text:name="MathJax-Span-28"/><text:span text:style-name="T6">−</text:span><text:bookmark text:name="MathJax-Span-29"/><text:span text:style-name="T4">1</text:span><text:span text:style-name="T3">1≤�≤�−1</text:span>), carriage <text:bookmark text:name="MathJax-Element-8-Frame"/><text:bookmark text:name="MathJax-Span-30"/><text:bookmark text:name="MathJax-Span-31"/><text:bookmark text:name="MathJax-Span-32"/><text:span text:style-name="T1">i</text:span><text:span text:style-name="T3">�</text:span> and carriage <text:bookmark text:name="MathJax-Element-9-Frame"/><text:bookmark text:name="MathJax-Span-33"/><text:bookmark text:name="MathJax-Span-34"/><text:bookmark text:name="MathJax-Span-35"/><text:span text:style-name="T1">i</text:span><text:bookmark text:name="MathJax-Span-36"/><text:span text:style-name="T4">+</text:span><text:bookmark text:name="MathJax-Span-37"/><text:span text:style-name="T4">1</text:span><text:span text:style-name="T3">�+1</text:span> are connected by a two-way door.</text:p>
      <text:p text:style-name="P7">Each passenger can move between carriages, but train regulation regulates that for each <text:bookmark text:name="MathJax-Element-10-Frame"/><text:bookmark text:name="MathJax-Span-38"/><text:bookmark text:name="MathJax-Span-39"/><text:bookmark text:name="MathJax-Span-40"/><text:span text:style-name="T1">i</text:span><text:span text:style-name="T3">�</text:span>, a passenger that <text:span text:style-name="T7">starts from carriage </text:span><text:bookmark text:name="MathJax-Element-11-Frame"/><text:bookmark text:name="MathJax-Span-41"/><text:bookmark text:name="MathJax-Span-42"/><text:bookmark text:name="MathJax-Span-43"/><text:span text:style-name="T1">i</text:span><text:span text:style-name="T3">�</text:span> cannot go through more than <text:bookmark text:name="MathJax-Element-12-Frame"/><text:bookmark text:name="MathJax-Span-44"/><text:bookmark text:name="MathJax-Span-45"/><text:bookmark text:name="MathJax-Span-46"/><text:bookmark text:name="MathJax-Span-47"/><text:span text:style-name="T1">D</text:span><text:bookmark text:name="MathJax-Span-48"/><text:span text:style-name="T2">i</text:span><text:span text:style-name="T3">��</text:span> doors.</text:p>
      <text:p text:style-name="P7">Define <text:bookmark text:name="MathJax-Element-13-Frame"/><text:bookmark text:name="MathJax-Span-49"/><text:bookmark text:name="MathJax-Span-50"/><text:bookmark text:name="MathJax-Span-51"/><text:span text:style-name="T1">Z</text:span><text:span text:style-name="T3">�</text:span> as the most number of passengers in one same carriage after moving. Pak Chanek asks, what is the minimum possible value of <text:bookmark text:name="MathJax-Element-14-Frame"/><text:bookmark text:name="MathJax-Span-52"/><text:bookmark text:name="MathJax-Span-53"/><text:bookmark text:name="MathJax-Span-54"/><text:span text:style-name="T1">Z</text:span><text:span text:style-name="T3">�</text:span>?</text:p>
      <text:p text:style-name="P11">Input</text:p>
      <text:p text:style-name="P7">The first line contains a single integer <text:bookmark text:name="MathJax-Element-15-Frame"/><text:bookmark text:name="MathJax-Span-55"/><text:bookmark text:name="MathJax-Span-56"/><text:bookmark text:name="MathJax-Span-57"/><text:span text:style-name="T1">N</text:span><text:span text:style-name="T3">�</text:span> (<text:bookmark text:name="MathJax-Element-16-Frame"/><text:bookmark text:name="MathJax-Span-58"/><text:bookmark text:name="MathJax-Span-59"/><text:bookmark text:name="MathJax-Span-60"/><text:span text:style-name="T4">1</text:span><text:bookmark text:name="MathJax-Span-61"/><text:span text:style-name="T6">≤</text:span><text:bookmark text:name="MathJax-Span-62"/><text:span text:style-name="T1">N</text:span><text:bookmark text:name="MathJax-Span-63"/><text:span text:style-name="T6">≤</text:span><text:bookmark text:name="MathJax-Span-64"/><text:span text:style-name="T4">2</text:span><text:bookmark text:name="MathJax-Span-65"/><text:span text:style-name="T6">⋅</text:span><text:bookmark text:name="MathJax-Span-66"/><text:bookmark text:name="MathJax-Span-67"/><text:span text:style-name="T4">10</text:span><text:bookmark text:name="MathJax-Span-68"/><text:span text:style-name="T5">5</text:span><text:span text:style-name="T3">1≤�≤2⋅105</text:span>) — the number of carriages.</text:p>
      <text:p text:style-name="P7">The second line contains <text:bookmark text:name="MathJax-Element-17-Frame"/><text:bookmark text:name="MathJax-Span-69"/><text:bookmark text:name="MathJax-Span-70"/><text:bookmark text:name="MathJax-Span-71"/><text:span text:style-name="T1">N</text:span><text:span text:style-name="T3">�</text:span> integers <text:bookmark text:name="MathJax-Element-18-Frame"/><text:bookmark text:name="MathJax-Span-72"/><text:bookmark text:name="MathJax-Span-73"/><text:bookmark text:name="MathJax-Span-74"/><text:bookmark text:name="MathJax-Span-75"/><text:span text:style-name="T1">A</text:span><text:bookmark text:name="MathJax-Span-76"/><text:span text:style-name="T5">1</text:span><text:bookmark text:name="MathJax-Span-77"/><text:span text:style-name="T4">,</text:span><text:bookmark text:name="MathJax-Span-78"/><text:bookmark text:name="MathJax-Span-79"/><text:span text:style-name="T1">A</text:span><text:bookmark text:name="MathJax-Span-80"/><text:span text:style-name="T5">2</text:span><text:bookmark text:name="MathJax-Span-81"/><text:span text:style-name="T4">,</text:span><text:bookmark text:name="MathJax-Span-82"/><text:bookmark text:name="MathJax-Span-83"/><text:span text:style-name="T1">A</text:span><text:bookmark text:name="MathJax-Span-84"/><text:span text:style-name="T5">3</text:span><text:bookmark text:name="MathJax-Span-85"/><text:span text:style-name="T4">,</text:span><text:bookmark text:name="MathJax-Span-86"/><text:span text:style-name="T6">…</text:span><text:bookmark text:name="MathJax-Span-87"/><text:span text:style-name="T4">,</text:span><text:bookmark text:name="MathJax-Span-88"/><text:bookmark text:name="MathJax-Span-89"/><text:span text:style-name="T1">A</text:span><text:bookmark text:name="MathJax-Span-90"/><text:span text:style-name="T2">N</text:span><text:span text:style-name="T3">�1,�2,�3,…,��</text:span> (<text:bookmark text:name="MathJax-Element-19-Frame"/><text:bookmark text:name="MathJax-Span-91"/><text:bookmark text:name="MathJax-Span-92"/><text:bookmark text:name="MathJax-Span-93"/><text:span text:style-name="T4">0</text:span><text:bookmark text:name="MathJax-Span-94"/><text:span text:style-name="T6">≤</text:span><text:bookmark text:name="MathJax-Span-95"/><text:bookmark text:name="MathJax-Span-96"/><text:span text:style-name="T1">A</text:span><text:bookmark text:name="MathJax-Span-97"/><text:span text:style-name="T2">i</text:span><text:bookmark text:name="MathJax-Span-98"/><text:span text:style-name="T6">≤</text:span><text:bookmark text:name="MathJax-Span-99"/><text:bookmark text:name="MathJax-Span-100"/><text:span text:style-name="T4">10</text:span><text:bookmark text:name="MathJax-Span-101"/><text:span text:style-name="T5">9</text:span><text:span text:style-name="T3">0≤��≤109</text:span>) — the initial number of passengers in each carriage.</text:p>
      <text:p text:style-name="P7">The third line contains <text:bookmark text:name="MathJax-Element-20-Frame"/><text:bookmark text:name="MathJax-Span-102"/><text:bookmark text:name="MathJax-Span-103"/><text:bookmark text:name="MathJax-Span-104"/><text:span text:style-name="T1">N</text:span><text:span text:style-name="T3">�</text:span> integers <text:bookmark text:name="MathJax-Element-21-Frame"/><text:bookmark text:name="MathJax-Span-105"/><text:bookmark text:name="MathJax-Span-106"/><text:bookmark text:name="MathJax-Span-107"/><text:bookmark text:name="MathJax-Span-108"/><text:span text:style-name="T1">D</text:span><text:bookmark text:name="MathJax-Span-109"/><text:span text:style-name="T5">1</text:span><text:bookmark text:name="MathJax-Span-110"/><text:span text:style-name="T4">,</text:span><text:bookmark text:name="MathJax-Span-111"/><text:bookmark text:name="MathJax-Span-112"/><text:span text:style-name="T1">D</text:span><text:bookmark text:name="MathJax-Span-113"/><text:span text:style-name="T5">2</text:span><text:bookmark text:name="MathJax-Span-114"/><text:span text:style-name="T4">,</text:span><text:bookmark text:name="MathJax-Span-115"/><text:bookmark text:name="MathJax-Span-116"/><text:span text:style-name="T1">D</text:span><text:bookmark text:name="MathJax-Span-117"/><text:span text:style-name="T5">3</text:span><text:bookmark text:name="MathJax-Span-118"/><text:span text:style-name="T4">,</text:span><text:bookmark text:name="MathJax-Span-119"/><text:span text:style-name="T6">…</text:span><text:bookmark text:name="MathJax-Span-120"/><text:span text:style-name="T4">,</text:span><text:bookmark text:name="MathJax-Span-121"/><text:bookmark text:name="MathJax-Span-122"/><text:span text:style-name="T1">D</text:span><text:bookmark text:name="MathJax-Span-123"/><text:span text:style-name="T2">N</text:span><text:span text:style-name="T3">�1,�2,�3,…,��</text:span> (<text:bookmark text:name="MathJax-Element-22-Frame"/><text:bookmark text:name="MathJax-Span-124"/><text:bookmark text:name="MathJax-Span-125"/><text:bookmark text:name="MathJax-Span-126"/><text:span text:style-name="T4">0</text:span><text:bookmark text:name="MathJax-Span-127"/><text:span text:style-name="T6">≤</text:span><text:bookmark text:name="MathJax-Span-128"/><text:bookmark text:name="MathJax-Span-129"/><text:span text:style-name="T1">D</text:span><text:bookmark text:name="MathJax-Span-130"/><text:span text:style-name="T2">i</text:span><text:bookmark text:name="MathJax-Span-131"/><text:span text:style-name="T6">≤</text:span><text:bookmark text:name="MathJax-Span-132"/><text:span text:style-name="T1">N</text:span><text:bookmark text:name="MathJax-Span-133"/><text:span text:style-name="T6">−</text:span><text:bookmark text:name="MathJax-Span-134"/><text:span text:style-name="T4">1</text:span><text:span text:style-name="T3">0≤��≤�−1</text:span>) — the maximum limit of the number of doors for each starting carriage.</text:p>
      <text:p text:style-name="P11">Output</text:p>
      <text:p text:style-name="P7">An integer representing the minimum possible value of <text:bookmark text:name="MathJax-Element-23-Frame"/><text:bookmark text:name="MathJax-Span-135"/><text:bookmark text:name="MathJax-Span-136"/><text:bookmark text:name="MathJax-Span-137"/><text:span text:style-name="T1">Z</text:span><text:span text:style-name="T3">�</text:span>.</text:p>
      <text:p text:style-name="P10">Example</text:p>
      <text:p text:style-name="P12">input</text:p>
      <text:section text:style-name="Sect1" text:name="id0024179398100138338">
        <text:p text:style-name="P13">Copy</text:p>
      </text:section>
      <text:p text:style-name="P1"><text:bookmark text:name="id007586349340182774"/>7</text:p>
      <text:p text:style-name="P2">7 4 2 0 5 8 3</text:p>
      <text:p text:style-name="P2">4 0 0 1 3 1 3</text:p>
      <text:p text:style-name="P12">output</text:p>
      <text:section text:style-name="Sect1" text:name="id002023123405760745">
        <text:p text:style-name="P13">Copy</text:p>
      </text:section>
      <text:p text:style-name="P1"><text:bookmark text:name="id008945326930037549"/>5</text:p>
      <text:p text:style-name="P11">Note</text:p>
      <text:p text:style-name="P9">One strategy that is optimal is as follows:</text:p>
      <text:list xml:id="list1566886616" text:style-name="L1">
        <text:list-item>
          <text:p text:style-name="P8"><text:bookmark text:name="MathJax-Element-24-Frame"/><text:bookmark text:name="MathJax-Span-138"/><text:bookmark text:name="MathJax-Span-139"/><text:bookmark text:name="MathJax-Span-140"/><text:span text:style-name="T4">5</text:span><text:span text:style-name="T3">5</text:span> people in carriage <text:bookmark text:name="MathJax-Element-25-Frame"/><text:bookmark text:name="MathJax-Span-141"/><text:bookmark text:name="MathJax-Span-142"/><text:bookmark text:name="MathJax-Span-143"/><text:span text:style-name="T4">1</text:span><text:span text:style-name="T3">1</text:span> move to carriage <text:bookmark text:name="MathJax-Element-26-Frame"/><text:bookmark text:name="MathJax-Span-144"/><text:bookmark text:name="MathJax-Span-145"/><text:bookmark text:name="MathJax-Span-146"/><text:span text:style-name="T4">4</text:span><text:span text:style-name="T3">4</text:span> (going through <text:bookmark text:name="MathJax-Element-27-Frame"/><text:bookmark text:name="MathJax-Span-147"/><text:bookmark text:name="MathJax-Span-148"/><text:bookmark text:name="MathJax-Span-149"/><text:span text:style-name="T4">3</text:span><text:span text:style-name="T3">3</text:span> doors).</text:p>
        </text:list-item>
        <text:list-item>
          <text:p text:style-name="P8"><text:bookmark text:name="MathJax-Element-28-Frame"/><text:bookmark text:name="MathJax-Span-150"/><text:bookmark text:name="MathJax-Span-151"/><text:bookmark text:name="MathJax-Span-152"/><text:span text:style-name="T4">3</text:span><text:span text:style-name="T3">3</text:span> people in carriage <text:bookmark text:name="MathJax-Element-29-Frame"/><text:bookmark text:name="MathJax-Span-153"/><text:bookmark text:name="MathJax-Span-154"/><text:bookmark text:name="MathJax-Span-155"/><text:span text:style-name="T4">5</text:span><text:span text:style-name="T3">5</text:span> move to carriage <text:bookmark text:name="MathJax-Element-30-Frame"/><text:bookmark text:name="MathJax-Span-156"/><text:bookmark text:name="MathJax-Span-157"/><text:bookmark text:name="MathJax-Span-158"/><text:span text:style-name="T4">3</text:span><text:span text:style-name="T3">3</text:span> (going through <text:bookmark text:name="MathJax-Element-31-Frame"/><text:bookmark text:name="MathJax-Span-159"/><text:bookmark text:name="MathJax-Span-160"/><text:bookmark text:name="MathJax-Span-161"/><text:span text:style-name="T4">2</text:span><text:span text:style-name="T3">2</text:span> doors).</text:p>
        </text:list-item>
        <text:list-item>
          <text:p text:style-name="P8"><text:bookmark text:name="MathJax-Element-32-Frame"/><text:bookmark text:name="MathJax-Span-162"/><text:bookmark text:name="MathJax-Span-163"/><text:bookmark text:name="MathJax-Span-164"/><text:span text:style-name="T4">2</text:span><text:span text:style-name="T3">2</text:span> people in carriage <text:bookmark text:name="MathJax-Element-33-Frame"/><text:bookmark text:name="MathJax-Span-165"/><text:bookmark text:name="MathJax-Span-166"/><text:bookmark text:name="MathJax-Span-167"/><text:span text:style-name="T4">6</text:span><text:span text:style-name="T3">6</text:span> move to carriage <text:bookmark text:name="MathJax-Element-34-Frame"/><text:bookmark text:name="MathJax-Span-168"/><text:bookmark text:name="MathJax-Span-169"/><text:bookmark text:name="MathJax-Span-170"/><text:span text:style-name="T4">5</text:span><text:span text:style-name="T3">5</text:span> (going through <text:bookmark text:name="MathJax-Element-35-Frame"/><text:bookmark text:name="MathJax-Span-171"/><text:bookmark text:name="MathJax-Span-172"/><text:bookmark text:name="MathJax-Span-173"/><text:span text:style-name="T4">1</text:span><text:span text:style-name="T3">1</text:span> door).</text:p>
        </text:list-item>
        <text:list-item>
          <text:p text:style-name="P8"><text:bookmark text:name="MathJax-Element-36-Frame"/><text:bookmark text:name="MathJax-Span-174"/><text:bookmark text:name="MathJax-Span-175"/><text:bookmark text:name="MathJax-Span-176"/><text:span text:style-name="T4">1</text:span><text:span text:style-name="T3">1</text:span> person in carriage <text:bookmark text:name="MathJax-Element-37-Frame"/><text:bookmark text:name="MathJax-Span-177"/><text:bookmark text:name="MathJax-Span-178"/><text:bookmark text:name="MathJax-Span-179"/><text:span text:style-name="T4">6</text:span><text:span text:style-name="T3">6</text:span> moves to carriage <text:bookmark text:name="MathJax-Element-38-Frame"/><text:bookmark text:name="MathJax-Span-180"/><text:bookmark text:name="MathJax-Span-181"/><text:bookmark text:name="MathJax-Span-182"/><text:span text:style-name="T4">7</text:span><text:span text:style-name="T3">7</text:span> (going through <text:bookmark text:name="MathJax-Element-39-Frame"/><text:bookmark text:name="MathJax-Span-183"/><text:bookmark text:name="MathJax-Span-184"/><text:bookmark text:name="MathJax-Span-185"/><text:span text:style-name="T4">1</text:span><text:span text:style-name="T3">1</text:span> door).</text:p>
        </text:list-item>
      </text:list>
      <text:p text:style-name="P7">The number of passengers in each carriage becomes <text:bookmark text:name="MathJax-Element-40-Frame"/><text:bookmark text:name="MathJax-Span-186"/><text:bookmark text:name="MathJax-Span-187"/><text:bookmark text:name="MathJax-Span-188"/><text:span text:style-name="T4">[</text:span><text:bookmark text:name="MathJax-Span-189"/><text:span text:style-name="T4">2</text:span><text:bookmark text:name="MathJax-Span-190"/><text:span text:style-name="T4">,</text:span><text:bookmark text:name="MathJax-Span-191"/><text:span text:style-name="T4">4</text:span><text:bookmark text:name="MathJax-Span-192"/><text:span text:style-name="T4">,</text:span><text:bookmark text:name="MathJax-Span-193"/><text:span text:style-name="T4">5</text:span><text:bookmark text:name="MathJax-Span-194"/><text:span text:style-name="T4">,</text:span><text:bookmark text:name="MathJax-Span-195"/><text:span text:style-name="T4">5</text:span><text:bookmark text:name="MathJax-Span-196"/><text:span text:style-name="T4">,</text:span><text:bookmark text:name="MathJax-Span-197"/><text:span text:style-name="T4">4</text:span><text:bookmark text:name="MathJax-Span-198"/><text:span text:style-name="T4">,</text:span><text:bookmark text:name="MathJax-Span-199"/><text:span text:style-name="T4">5</text:span><text:bookmark text:name="MathJax-Span-200"/><text:span text:style-name="T4">,</text:span><text:bookmark text:name="MathJax-Span-201"/><text:span text:style-name="T4">4</text:span><text:bookmark text:name="MathJax-Span-202"/><text:span text:style-name="T4">]</text:span><text:span text:style-name="T3">[2,4,5,5,4,5,4]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3T11:04:37.368000000</dc:date>
    <meta:editing-duration>PT6S</meta:editing-duration>
    <meta:editing-cycles>1</meta:editing-cycles>
    <meta:document-statistic meta:table-count="0" meta:image-count="0" meta:object-count="0" meta:page-count="1" meta:paragraph-count="35" meta:word-count="312" meta:character-count="1844" meta:non-whitespace-character-count="1568"/>
    <meta:generator>LibreOffice/7.2.2.2$Windows_X86_64 LibreOffice_project/02b2acce88a210515b4a5bb2e46cbfb63fe97d56</meta:generator>
  </office:meta>
</office:document-meta>
</file>